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ombre</text:p>
          </table:table-cell>
          <table:table-cell office:value-type="string" table:style-name="ce1">
            <text:p>edad</text:p>
          </table:table-cell>
          <table:table-cell office:value-type="string" table:style-name="ce1">
            <text:p>paí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rardo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venezue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ta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gherita</text:p>
          </table:table-cell>
          <table:table-cell office:value-type="string" table:style-name="ce1">
            <text:p>34</text:p>
          </table:table-cell>
          <table:table-cell office:value-type="string" table:style-name="ce1">
            <text:p>italia</text:p>
          </table:table-cell>
          <table:table-cell table:number-columns-repeated="16381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925</meta:generator>
    <meta:initial-creator>Usuario</meta:initial-creator>
    <dc:creator>Gerardo Azzollini</dc:creator>
    <meta:creation-date>2025-07-20T08:07:44Z</meta:creation-date>
    <dc:date>2025-07-20T08:07:44Z</dc:date>
  </office:meta>
</office:document-meta>
</file>